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13.915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n a de la chance de vivre en Nouvelle-Myrrh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’ambiance y est plus légère qu’à la Capita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Bases de l’économ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a monnaie courante est la Myrrh, une pièce de métal précieux percée d’une gemm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Plus le métal et la gemme sont précieux, plus la <text:s/>valeur de la pièce augment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<text:span text:style-name="T1">Bronze et Rubis = 1M[n]Argent et Saphir = 5M[n]Or et Émeraude = 20M[n]Platine et Améthyste = 50M[n]</text:span>Titane et Diamant = 100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22:05:47.3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4T22:07:02.856000000</dc:date>
    <meta:editing-duration>PT3M15S</meta:editing-duration>
    <meta:editing-cycles>4</meta:editing-cycles>
    <meta:generator>LibreOffice/7.2.2.2$Windows_X86_64 LibreOffice_project/02b2acce88a210515b4a5bb2e46cbfb63fe97d56</meta:generator>
    <meta:document-statistic meta:table-count="1" meta:cell-count="18" meta:object-count="0"/>
  </office:meta>
</office:document-meta>
</file>